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e8488" officeooo:paragraph-rsid="000e8488"/>
    </style:style>
    <style:style style:name="P2" style:family="paragraph" style:parent-style-name="Text_20_body">
      <style:paragraph-properties fo:text-align="justify" style:justify-single-word="false"/>
      <style:text-properties officeooo:paragraph-rsid="000e8488"/>
    </style:style>
    <style:style style:name="P3" style:family="paragraph" style:parent-style-name="Text_20_body">
      <style:paragraph-properties fo:text-align="justify" style:justify-single-word="false"/>
      <style:text-properties officeooo:paragraph-rsid="000e8488"/>
    </style:style>
    <style:style style:name="P4" style:family="paragraph" style:parent-style-name="Text_20_body">
      <style:paragraph-properties fo:margin-left="0.9846in" fo:margin-right="0in" fo:text-align="justify" style:justify-single-word="false" fo:text-indent="0in" style:auto-text-indent="false"/>
      <style:text-properties fo:font-size="14pt" fo:font-weight="bold" officeooo:paragraph-rsid="000e8488" style:font-size-asian="14pt" style:font-weight-asian="bold" style:font-size-complex="14pt" style:font-weight-complex="bold"/>
    </style:style>
    <style:style style:name="T1" style:family="text">
      <style:text-properties officeooo:rsid="000e9d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 must remember, characters are actually stored as their Ascii codes in memory, </text:span>and so we're comparing Ascii codes. And thankfully, the Ascii code of the letter M, for example is less than the Ascii code of the following letter N. And so we compare Ascii codes. We see who comes first in the alphabet. So if word1 of i is less than word2 of i, when then we know that the first word comes…</text:p>
      <text:p text:style-name="P2"/>
      <text:p text:style-name="P4">Search for a number in an array using linear search</text:p>
      <text:p text:style-name="P2"/>
      <text:p text:style-name="P2">C does not know the size of its own arrays, so I need to provide that number to 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22:21:42.751113547</meta:creation-date>
    <dc:date>2019-03-10T23:15:35.850333493</dc:date>
    <meta:editing-duration>PT22M37S</meta:editing-duration>
    <meta:editing-cycles>3</meta:editing-cycles>
    <meta:generator>LibreOffice/6.0.7.3$Linux_X86_64 LibreOffice_project/00m0$Build-3</meta:generator>
    <meta:document-statistic meta:table-count="0" meta:image-count="0" meta:object-count="0" meta:page-count="1" meta:paragraph-count="3" meta:word-count="104" meta:character-count="522" meta:non-whitespace-character-count="421"/>
  </office:meta>
</office:document-meta>
</file>